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1.551cm" table:align="left"/>
    </style:style>
    <style:style style:name="Таблица1.A" style:family="table-column">
      <style:table-column-properties style:column-width="3.163cm"/>
    </style:style>
    <style:style style:name="Таблица1.B" style:family="table-column">
      <style:table-column-properties style:column-width="2.843cm"/>
    </style:style>
    <style:style style:name="Таблица1.C" style:family="table-column">
      <style:table-column-properties style:column-width="2.928cm"/>
    </style:style>
    <style:style style:name="Таблица1.G" style:family="table-column">
      <style:table-column-properties style:column-width="2.088cm"/>
    </style:style>
    <style:style style:name="Таблица1.H" style:family="table-column">
      <style:table-column-properties style:column-width="1.914cm"/>
    </style:style>
    <style:style style:name="Таблица1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476214155"/><text:bookmark text:name="TI000001234"/><text:bookmark text:name="_ref441854504"/><text:bookmark text:name="_ref476214152"/>Приложение 3. Правила формирования текстов стандартных команд и автоматических заголовков форм</text:h>
      <text:p text:style-name="Text_20_body">Для того чтобы иметь возможность переопределять (или уточнять) представление объектов в интерфейсе, в свойствах метаданных реализован специальный набор свойств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G"/>
        <table:table-column table:style-name="Таблица1.H"/>
        <table:table-header-rows>
          <table:table-row>
            <table:table-cell table:style-name="Таблица1.A1" office:value-type="string">
              <text:p text:style-name="P3">Объект</text:p>
            </table:table-cell>
            <table:table-cell table:style-name="Таблица1.A1" office:value-type="string">
              <text:p text:style-name="P3">Расширенное представление</text:p>
            </table:table-cell>
            <table:table-cell table:style-name="Таблица1.A1" office:value-type="string">
              <text:p text:style-name="P3">Представление объекта (для регистра ‑ записи)</text:p>
            </table:table-cell>
            <table:table-cell table:style-name="Таблица1.A1" office:value-type="string">
              <text:p text:style-name="P3">Расширенное представление объекта (для регистра ‑ записи)</text:p>
            </table:table-cell>
            <table:table-cell table:style-name="Таблица1.A1" office:value-type="string">
              <text:p text:style-name="P3">Представление списка</text:p>
            </table:table-cell>
            <table:table-cell table:style-name="Таблица1.A1" office:value-type="string">
              <text:p text:style-name="P3">Расширенное представление списка</text:p>
            </table:table-cell>
            <table:table-cell table:style-name="Таблица1.A1" office:value-type="string">
              <text:p text:style-name="P3">Пояснение</text:p>
            </table:table-cell>
            <table:table-cell table:style-name="Таблица1.A1" office:value-type="string">
              <text:p text:style-name="P3">Картинка</text:p>
            </table:table-cell>
          </table:table-row>
        </table:table-header-rows>
        <table:table-row>
          <table:table-cell office:value-type="string">
            <text:p text:style-name="P2">Подсистемы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</table:table-row>
        <table:table-row>
          <table:table-cell office:value-type="string">
            <text:p text:style-name="P2">Константы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Планы обмена</text:p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Критерии отбора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Общие формы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Константы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Справочники</text:p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Документы</text:p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Журналы документов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Перечисления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Отчеты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Обработки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Планы видов характеристик</text:p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Планы счетов</text:p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Планы видов расчета</text:p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Регистры сведений (подчиненные)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Регистры сведений (независимые)</text:p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Регистры <text:soft-page-break/>накоплений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text:soft-page-break/>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Регистры бухгалтерии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Регистры расчета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Бизнес-процессы</text:p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Задачи</text:p>
          </table:table-cell>
          <table:table-cell office:value-type="string">
            <text:p text:style-name="P1"/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2">+</text:p>
          </table:table-cell>
          <table:table-cell office:value-type="string">
            <text:p text:style-name="P1"/>
          </table:table-cell>
        </table:table-row>
      </table:table>
      <text:p text:style-name="Text_20_body">При формировании представления стандартных команд (и подсказок к ним) система руководствуется следующими правилами (Свойство1 " Свойство2 означает, что если Свойство1 не задано, то используется Свойство2):</text:p>
      <text:p text:style-name="Text_20_body">● Открытие списка:</text:p>
      <text:p text:style-name="Text_20_body">● представление команды: Представление списка;</text:p>
      <text:p text:style-name="Text_20_body">● подсказка команды: Пояснение " Расширенное представление списка " Представление списка.</text:p>
      <text:p text:style-name="Text_20_body">● Создание нового объекта (записи):</text:p>
      <text:p text:style-name="Text_20_body">● представление команды: Представление объекта: создать или Представление записи: создать;</text:p>
      <text:p text:style-name="Text_20_body">● подсказка команды: Расширенное представление объекта (Расширенное представление записи) " Представление объекта (Представление записи).</text:p>
      <text:p text:style-name="Text_20_body">● Создание новой группы:</text:p>
      <text:p text:style-name="Text_20_body">● представление команды: Представление списка: создать группу;</text:p>
      <text:p text:style-name="Text_20_body">● подсказка команды: Расширенное представление списка " Представление списка.</text:p>
      <text:p text:style-name="Text_20_body">● Переход к любому подчиненному списку (команда группы Перейти панели навигации формы):</text:p>
      <text:p text:style-name="Text_20_body">● представление команды: Представление списка;</text:p>
      <text:p text:style-name="Text_20_body">● подсказка команды: Пояснение " Расширенное представление списка " Представление списка.</text:p>
      <text:p text:style-name="Text_20_body">● Ввод на основании:</text:p>
      <text:p text:style-name="Text_20_body">● представление команды: Представление объекта: создать на основании;</text:p>
      <text:p text:style-name="Text_20_body">● подсказка команды: Расширенное представление объекта " Представление объекта.</text:p>
      <text:p text:style-name="Text_20_body">● Открытие отчета или обработки:</text:p>
      <text:p text:style-name="Text_20_body">● представление команды: представление отчета или обработки;</text:p>
      <text:p text:style-name="Text_20_body">● подсказка команды: Пояснение " Расширенное представление.</text:p>
      <text:p text:style-name="Text_20_body">● Открытие общей формы:</text:p>
      <text:p text:style-name="Text_20_body">● представление команды: представление общей формы;</text:p>
      <text:p text:style-name="Text_20_body">● подсказка команды: Пояснение " Расширенное представление.</text:p>
      <text:p text:style-name="Text_20_body"><text:soft-page-break/>● Открытие формы редактирования констант:</text:p>
      <text:p text:style-name="Text_20_body">● представление команды: представление константы;</text:p>
      <text:p text:style-name="Text_20_body">● подсказка команды: Пояснение " Расширенное представление.</text:p>
      <text:p text:style-name="Text_20_body">● Переход к подсистеме (в панели разделов):</text:p>
      <text:p text:style-name="Text_20_body">● представление команды: представление подсистемы;</text:p>
      <text:p text:style-name="Text_20_body">● графическое представление: Картинка " стандартная картинка раздела панели разделов;</text:p>
      <text:p text:style-name="Text_20_body">● подсказка команды: Пояснение.</text:p>
      <text:p text:style-name="Text_20_body">Примечание. Если все используемые (в формировании представления и/или подсказки) свойства не заданы, то используется текстовое представление объекта метаданных, как его возвращает метод Представление().</text:p>
      <text:p text:style-name="Text_20_body">При размещении команды в панели действий или командной панели формы действует следующее правило: из текста представления команды удаляется название группы команд (предваряемое символом «:»), если это сочетание является завершением представления команды. Например, стандартная команда создания элемента справочника Товары, выглядящая как Товары: создать, в панели действий будет выглядеть как Товары. Если мы создадим команду, которая будет иметь представление Наша команда: создать на основании, и поместим ее в стандартную группу командной панели формы Создать на основании, то представление команды станет Наша команда. В то же время если поместить эту же команду в группу Печать (которая создана разработчиком) командной панели формы, то представление нашей команды останется Наша команда: создать на основании.</text:p>
      <text:p text:style-name="Text_20_body">Свойства, связанные с представлением объектов (см. таблицу выше), также используются при формировании заголовков форм в том случае, если свойство Автоматический заголовок формы установлено в значение Истина. В этом случае заголовок формы является объединением свойства Заголовок формы и автоматически формируемого заголовка. Если это свойство имеет значение Ложь, то в качестве заголовка используется свойство формы Заголовок без каких-либо преобразований.</text:p>
      <text:p text:style-name="Text_20_body">При автоматическом формировании заголовка формы система руководствуется следующими правилами:</text:p>
      <text:p text:style-name="Text_20_body">● заголовок формы списка: Расширенное представление списка " Представление списка;</text:p>
      <text:p text:style-name="Text_20_body">● заголовок формы справочника, плана счетов, плана видов расчета, плана обмена, плана видов характеристик, задачи:</text:p>
      <text:p text:style-name="Text_20_body">● существующий элемент: текстовое представление объекта (Расширенное представление объекта " Представление объекта), например:</text:p>
      <text:p text:style-name="Text_20_body">● Зиновьев Антон (Сотрудник);</text:p>
      <text:p text:style-name="Text_20_body">● 70.1 (Счет бухгалтерского учета);</text:p>
      <text:p text:style-name="Text_20_body">● новый элемент: Расширенное представление объекта (Создание) " Представление объекта (Создание);</text:p>
      <text:p text:style-name="Text_20_body">● заголовок формы документа, бизнес-процесса:</text:p>
      <text:p text:style-name="Text_20_body">● существующий элемент: текстовое представление объекта, например:</text:p>
      <text:p text:style-name="Text_20_body">● приходная накладная № 12001 от 12.05.2008 16:15:32;</text:p>
      <text:p text:style-name="Text_20_body">● новый элемент: Расширенное представление объекта (Создание) " Представление объекта (Создание);</text:p>
      <text:p text:style-name="Text_20_body">● заголовок формы записи регистра сведений:</text:p>
      <text:p text:style-name="Text_20_body">● существующая запись: Расширенное представление записи " Представление записи;</text:p>
      <text:p text:style-name="Text_20_body">● новая запись: Расширенное представление записи (Создание) " Представление записи (Создание);</text:p>
      <text:p text:style-name="Text_20_body"><text:soft-page-break/>● заголовок формы группы справочника или плана видов характеристик:</text:p>
      <text:p text:style-name="Text_20_body">● существующая группа: текстовое представление объекта (Расширенное представление списка " Представление списка);</text:p>
      <text:p text:style-name="Text_20_body">● новая группа: Расширенное представление списка (Создание группы) " Представление списка (Создание группы);</text:p>
      <text:p text:style-name="Text_20_body">● заголовок формы отчета, обработки: Расширенное представление.</text:p>
      <text:p text:style-name="Text_20_body">Примечание. Если все используемые в формировании наименования свойства не заданы, то используется текстовое представление объекта метаданных, как его возвращает метод Представление(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16:39.282227996</dc:date>
    <meta:editing-duration>PT58M40S</meta:editing-duration>
    <meta:editing-cycles>47</meta:editing-cycles>
    <meta:generator>LibreOffice/5.1.6.2$Linux_X86_64 LibreOffice_project/10m0$Build-2</meta:generator>
    <meta:document-statistic meta:table-count="1" meta:image-count="0" meta:object-count="0" meta:page-count="4" meta:paragraph-count="161" meta:word-count="764" meta:character-count="5733" meta:non-whitespace-character-count="5130"/>
  </office:meta>
</office:document-meta>
</file>